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7.755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7.755cm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3.437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255cm" svg:height="2.54cm" svg:x="4.937cm" svg:y="3.667cm">
          <text:p text:style-name="P1">Runtim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.255cm" svg:height="1.016cm" svg:x="4.937cm" svg:y="6.715cm">
          <text:p text:style-name="P1">Bindings Common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937cm" svg:height="2.667cm" svg:x="4.937cm" svg:y="8.366cm">
          <text:p text:style-name="P1">PyCOMPSs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937cm" svg:height="2.667cm" svg:x="9.255cm" svg:y="8.366cm">
          <text:p text:style-name="P1">C/C++</text:p>
          <text:p text:style-name="P1">Bindin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064cm" svg:y1="6.207cm" svg:x2="9.064cm" svg:y2="6.715cm" draw:start-shape="id1" draw:start-glue-point="2" draw:end-shape="id2" draw:end-glue-point="0" svg:d="M9064 6207v508" svg:viewBox="0 0 1 509">
          <text:p/>
        </draw:connector>
        <draw:connector draw:style-name="gr4" draw:text-style-name="P1" draw:layer="layout" svg:x1="9.064cm" svg:y1="7.731cm" svg:x2="6.905cm" svg:y2="8.366cm" draw:start-shape="id2" draw:start-glue-point="2" draw:end-shape="id3" draw:end-glue-point="0" svg:d="M9064 7731v317h-2159v318" svg:viewBox="0 0 2160 636">
          <text:p/>
        </draw:connector>
        <draw:connector draw:style-name="gr4" draw:text-style-name="P1" draw:layer="layout" svg:x1="9.064cm" svg:y1="7.731cm" svg:x2="11.223cm" svg:y2="8.366cm" draw:start-shape="id2" draw:start-glue-point="2" draw:end-shape="id4" draw:end-glue-point="0" svg:d="M9064 7731v317h2159v318" svg:viewBox="0 0 2160 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12:06:57.248403765</meta:creation-date>
    <dc:date>2019-01-03T12:09:30.167001249</dc:date>
    <meta:editing-duration>PT2M32S</meta:editing-duration>
    <meta:editing-cycles>2</meta:editing-cycles>
    <meta:generator>LibreOffice/6.0.7.3$Linux_X86_64 LibreOffice_project/00m0$Build-3</meta:generator>
    <meta:document-statistic meta:object-count="7"/>
  </office:meta>
</office:document-meta>
</file>